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B4000001E3748B08E8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151cm" svg:height="5.689cm" svg:x="0.37cm" svg:y="0.255cm">
          <draw:image xlink:href="Pictures/20000002000002B4000001E3748B08E8.eps" xlink:type="simple" xlink:show="embed" xlink:actuate="onLoad">
            <text:p/>
          </draw:image>
        </draw:frame>
        <draw:frame draw:style-name="gr2" draw:layer="layout" svg:width="1.516cm" svg:height="0.435cm" svg:x="0.389cm" svg:y="0.4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316cm" svg:height="0.435cm" svg:x="0.508cm" svg:y="1.3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83cm" svg:height="0.903cm" svg:x="7.552cm" svg:y="0.88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596cm" svg:height="0.444cm" svg:x="0.309cm" svg:y="2.794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1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31T11:20:22</dc:date>
    <dc:creator>kkk </dc:creator>
    <meta:generator>LibreOffice/3.3$Linux LibreOffice_project/330m19$Build-401</meta:generator>
    <meta:editing-duration>PT2H22M37S</meta:editing-duration>
    <meta:editing-cycles>18</meta:editing-cycles>
    <meta:document-statistic meta:object-count="5"/>
  </office:meta>
</office:document-meta>
</file>

<file path=Object 1/content.xml><?xml version="1.0" encoding="utf-8"?>
<math xmlns="http://www.w3.org/1998/Math/MathML">
  <semantics>
    <mover accent="true">
      <mrow>
        <mi mathvariant="italic">خارج</mi>
        <mi mathvariant="italic">متوازی</mi>
      </mrow>
      <mo>¯</mo>
    </mover>
    <annotation encoding="StarMath 5.0">overline{خارج متوازی}</annotation>
  </semantics>
</math>
</file>

<file path=Object 2/content.xml><?xml version="1.0" encoding="utf-8"?>
<math xmlns="http://www.w3.org/1998/Math/MathML">
  <semantics>
    <mrow>
      <mi mathvariant="italic">خروج</mi>
      <mi mathvariant="italic">بائیں</mi>
    </mrow>
    <annotation encoding="StarMath 5.0">خروج بائیں</annotation>
  </semantics>
</math>
</file>

<file path=Object 3/content.xml><?xml version="1.0" encoding="utf-8"?>
<math xmlns="http://www.w3.org/1998/Math/MathML">
  <semantics>
    <mtable>
      <mtr>
        <mtd>
          <mi mathvariant="italic">دائیں</mi>
        </mtd>
      </mtr>
      <mtr>
        <mtd>
          <mi mathvariant="italic">خروج</mi>
        </mtd>
      </mtr>
    </mtable>
    <annotation encoding="StarMath 5.0">stack{
دائیں #
خروج
}</annotation>
  </semantics>
</math>
</file>

<file path=Object 4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